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25in" fo:text-indent="-0.25in">
        <style:tab-stops/>
      </style:paragraph-properties>
    </style:style>
    <style:style style:name="P2" style:parent-style-name="ListParagraph" style:list-style-name="LFO1" style:family="paragraph"/>
    <style:style style:name="P3" style:parent-style-name="Normal" style:family="paragraph">
      <style:paragraph-properties fo:margin-left="0.5in">
        <style:tab-stops/>
      </style:paragraph-properties>
    </style:style>
    <style:style style:name="T4" style:parent-style-name="DefaultParagraphFont" style:family="text">
      <style:text-properties fo:language="en" fo:country="GB"/>
    </style:style>
    <style:style style:name="T5" style:parent-style-name="Hyperlink" style:family="text">
      <style:text-properties fo:language="en" fo:country="GB"/>
    </style:style>
    <style:style style:name="P6" style:parent-style-name="ListParagraph" style:list-style-name="LFO1" style:family="paragraph">
      <style:paragraph-properties style:text-autospace="none" fo:margin-bottom="0in" fo:line-height="100%"/>
      <style:text-properties fo:hyphenate="true"/>
    </style:style>
    <style:style style:name="P7" style:parent-style-name="Normal" style:family="paragraph">
      <style:paragraph-properties style:text-autospace="none" fo:margin-bottom="0in" fo:line-height="100%"/>
      <style:text-properties fo:hyphenate="true"/>
    </style:style>
    <style:style style:name="P8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fo:hyphenate="true"/>
    </style:style>
    <style:style style:name="T9" style:parent-style-name="DefaultParagraphFont" style:family="text">
      <style:text-properties fo:language="en" fo:country="GB"/>
    </style:style>
    <style:style style:name="T10" style:parent-style-name="Hyperlink" style:family="text">
      <style:text-properties fo:language="en" fo:country="GB"/>
    </style:style>
    <style:style style:name="P11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12" style:parent-style-name="ListParagraph" style:list-style-name="LFO1" style:family="paragraph">
      <style:paragraph-properties style:text-autospace="none" fo:margin-bottom="0in" fo:line-height="100%"/>
      <style:text-properties fo:hyphenate="true"/>
    </style:style>
    <style:style style:name="P13" style:parent-style-name="ListParagraph" style:list-style-name="LFO2" style:family="paragraph">
      <style:paragraph-properties style:text-autospace="none" fo:margin-bottom="0in" fo:line-height="100%"/>
      <style:text-properties fo:hyphenate="true"/>
    </style:style>
    <style:style style:name="P14" style:parent-style-name="Normal" style:family="paragraph">
      <style:paragraph-properties style:text-autospace="none" fo:margin-bottom="0in" fo:line-height="100%"/>
      <style:text-properties fo:hyphenate="true"/>
    </style:style>
    <style:style style:name="P15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fo:hyphenate="true"/>
    </style:style>
    <style:style style:name="T16" style:parent-style-name="DefaultParagraphFont" style:family="text">
      <style:text-properties fo:language="en" fo:country="GB"/>
    </style:style>
    <style:style style:name="T17" style:parent-style-name="Hyperlink" style:family="text">
      <style:text-properties fo:language="en" fo:country="GB"/>
    </style:style>
    <style:style style:name="P18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19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20" style:parent-style-name="ListParagraph" style:list-style-name="LFO2" style:family="paragraph">
      <style:paragraph-properties style:text-autospace="none" fo:margin-bottom="0in" fo:line-height="100%"/>
      <style:text-properties fo:hyphenate="true"/>
    </style:style>
    <style:style style:name="P21" style:parent-style-name="Normal" style:family="paragraph">
      <style:paragraph-properties style:text-autospace="none" fo:margin-bottom="0in" fo:line-height="100%"/>
      <style:text-properties fo:hyphenate="true"/>
    </style:style>
    <style:style style:name="P22" style:parent-style-name="Normal" style:family="paragraph">
      <style:paragraph-properties style:text-autospace="none" fo:margin-bottom="0in" fo:line-height="100%" fo:margin-left="0.5in">
        <style:tab-stops/>
      </style:paragraph-properties>
      <style:text-properties fo:hyphenate="true"/>
    </style:style>
    <style:style style:name="T23" style:parent-style-name="DefaultParagraphFont" style:family="text">
      <style:text-properties fo:language="en" fo:country="GB"/>
    </style:style>
    <style:style style:name="T24" style:parent-style-name="Hyperlink" style:family="text">
      <style:text-properties fo:language="en" fo:country="GB"/>
    </style:style>
    <style:style style:name="P25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26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27" style:parent-style-name="ListParagraph" style:list-style-name="LFO2" style:family="paragraph">
      <style:paragraph-properties style:text-autospace="none" fo:margin-bottom="0in" fo:line-height="100%"/>
      <style:text-properties fo:hyphenate="true"/>
    </style:style>
    <style:style style:name="P28" style:parent-style-name="Normal" style:family="paragraph">
      <style:paragraph-properties style:text-autospace="none" fo:margin-bottom="0in" fo:line-height="100%"/>
      <style:text-properties fo:hyphenate="true"/>
    </style:style>
    <style:style style:name="P29" style:parent-style-name="ListParagraph" style:family="paragraph">
      <style:paragraph-properties fo:line-height="150%"/>
    </style:style>
    <style:style style:name="T30" style:parent-style-name="DefaultParagraphFont" style:family="text">
      <style:text-properties fo:language="en" fo:country="GB"/>
    </style:style>
    <style:style style:name="T31" style:parent-style-name="Hyperlink" style:family="text">
      <style:text-properties fo:language="en" fo:country="GB"/>
    </style:style>
    <style:style style:name="P32" style:parent-style-name="Normal" style:family="paragraph">
      <style:paragraph-properties style:text-autospace="none" fo:margin-bottom="0in" fo:line-height="100%"/>
      <style:text-properties fo:language="en" fo:country="GB" fo:hyphenate="true"/>
    </style:style>
    <style:style style:name="P33" style:parent-style-name="ListParagraph" style:list-style-name="LFO1" style:family="paragraph">
      <style:paragraph-properties style:text-autospace="none" fo:margin-bottom="0in" fo:line-height="100%"/>
      <style:text-properties fo:hyphenate="true"/>
    </style:style>
    <style:style style:name="P34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style:font-name="Arial" style:font-name-complex="Arial" fo:font-size="10pt" style:font-size-asian="10pt" style:font-size-complex="10pt" fo:hyphenate="true"/>
    </style:style>
    <style:style style:name="T35" style:parent-style-name="DefaultParagraphFont" style:family="text">
      <style:text-properties fo:language="en" fo:country="GB"/>
    </style:style>
    <style:style style:name="T36" style:parent-style-name="Hyperlink" style:family="text">
      <style:text-properties fo:language="en" fo:country="GB"/>
    </style:style>
    <style:style style:name="P37" style:parent-style-name="ListParagraph" style:family="paragraph">
      <style:paragraph-properties fo:line-height="150%" fo:margin-left="0.25in">
        <style:tab-stops/>
      </style:paragraph-properties>
      <style:text-properties fo:language="en" fo:country="GB"/>
    </style:style>
    <style:style style:name="P38" style:parent-style-name="ListParagraph" style:family="paragraph">
      <style:paragraph-properties fo:line-height="150%" fo:margin-left="0.25in">
        <style:tab-stops/>
      </style:paragraph-properties>
      <style:text-properties fo:language="en" fo:country="GB"/>
    </style:style>
    <style:style style:name="P39" style:parent-style-name="Normal" style:family="paragraph">
      <style:paragraph-properties fo:line-height="150%"/>
      <style:text-properties fo:font-weight="bold" style:font-weight-asian="bold" style:font-weight-complex="bold" fo:font-size="12pt" style:font-size-asian="12pt" style:font-size-complex="12pt" fo:language="en" fo:country="GB"/>
    </style:style>
    <style:style style:name="P40" style:parent-style-name="ListParagraph" style:list-style-name="LFO3" style:family="paragraph">
      <style:paragraph-properties fo:line-height="150%"/>
    </style:style>
    <style:style style:name="T4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42" style:parent-style-name="ListParagraph" style:family="paragraph">
      <style:paragraph-properties fo:line-height="150%" fo:margin-left="1in">
        <style:tab-stops/>
      </style:paragraph-properties>
    </style:style>
    <style:style style:name="T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4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0" style:parent-style-name="ListParagraph" style:list-style-name="LFO3" style:family="paragraph">
      <style:paragraph-properties fo:line-height="150%"/>
    </style:style>
    <style:style style:name="T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2" style:parent-style-name="ListParagraph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53" style:parent-style-name="ListParagraph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54" style:parent-style-name="ListParagraph" style:list-style-name="LFO3" style:family="paragraph">
      <style:paragraph-properties fo:line-height="150%"/>
    </style:style>
    <style:style style:name="T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6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7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8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59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0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1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2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3" style:parent-style-name="Normal" style:family="paragraph">
      <style:paragraph-properties fo:margin-bottom="0in" fo:line-height="100%" fo:margin-left="0.5in" fo:text-indent="0.5in">
        <style:tab-stops/>
      </style:paragraph-properties>
      <style:text-properties fo:language="en" fo:country="GB" fo:hyphenate="true"/>
    </style:style>
    <style:style style:name="P64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5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6" style:parent-style-name="Normal" style:family="paragraph">
      <style:paragraph-properties fo:margin-bottom="0in" fo:line-height="100%" fo:margin-left="0.5in" fo:text-indent="0.5in">
        <style:tab-stops/>
      </style:paragraph-properties>
      <style:text-properties fo:language="fr" fo:country="FR" fo:hyphenate="true"/>
    </style:style>
    <style:style style:name="P67" style:parent-style-name="Normal" style:family="paragraph">
      <style:paragraph-properties fo:margin-bottom="0in" fo:line-height="100%" fo:margin-left="0.5in" fo:text-indent="0.5in">
        <style:tab-stops/>
      </style:paragraph-properties>
      <style:text-properties fo:language="fr" fo:country="FR" fo:hyphenate="true"/>
    </style:style>
    <style:style style:name="P68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69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70" style:parent-style-name="ListParagraph" style:family="paragraph">
      <style:paragraph-properties fo:margin-bottom="0in" fo:line-height="100%" fo:text-indent="0.5in"/>
      <style:text-properties fo:language="en" fo:country="GB" fo:hyphenate="true"/>
    </style:style>
    <style:style style:name="P71" style:parent-style-name="Normal" style:family="paragraph">
      <style:paragraph-properties fo:line-height="150%" fo:margin-left="1in">
        <style:tab-stops/>
      </style:paragraph-properties>
    </style:style>
    <style:style style:name="T72" style:parent-style-name="DefaultParagraphFont" style:family="text">
      <style:text-properties fo:language="en" fo:country="GB"/>
    </style:style>
    <style:style style:name="P73" style:parent-style-name="ListParagraph" style:list-style-name="LFO3" style:family="paragraph">
      <style:paragraph-properties fo:line-height="150%"/>
    </style:style>
    <style:style style:name="T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5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6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7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8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79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0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1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2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3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4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5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6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7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88" style:parent-style-name="Normal" style:family="paragraph">
      <style:paragraph-properties fo:line-height="150%" fo:margin-left="1in">
        <style:tab-stops/>
      </style:paragraph-properties>
      <style:text-properties fo:language="en" fo:country="GB"/>
    </style:style>
    <style:style style:name="P89" style:parent-style-name="ListParagraph" style:list-style-name="LFO3" style:family="paragraph">
      <style:paragraph-properties fo:line-height="150%"/>
    </style:style>
    <style:style style:name="T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1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92" style:parent-style-name="Normal" style:family="paragraph">
      <style:paragraph-properties fo:margin-bottom="0in" fo:line-height="100%" fo:margin-left="1in">
        <style:tab-stops/>
      </style:paragraph-properties>
      <style:text-properties fo:language="en" fo:country="GB" fo:hyphenate="true"/>
    </style:style>
    <style:style style:name="P93" style:parent-style-name="Normal" style:family="paragraph">
      <style:paragraph-properties fo:line-height="150%" fo:margin-left="1in">
        <style:tab-stops/>
      </style:paragraph-properties>
    </style:style>
    <style:style style:name="T94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<text:a xlink:href="https://www.redmine.org/projects/redmine/wiki/Rest_api_with_curl" office:target-frame-name="_top" xlink:show="replace"><text:span text:style-name="Hyperlink">https://www.redmine.org/projects/redmine/wiki/Rest_api_with_curl</text:span></text:a></text:p>
      <text:list text:style-name="LFO1" text:continue-numbering="true">
        <text:list-item>
          <text:p text:style-name="P2">Toon al de publieke projecten.</text:p>
        </text:list-item>
      </text:list>
      <text:p text:style-name="P3"><text:span text:style-name="T4">curl<text:s/></text:span><text:a xlink:href="https://projektwerk.ucll.be/projects.json" office:target-frame-name="_top" xlink:show="replace"><text:span text:style-name="T5">https://projektwerk.ucll.be/projects.json</text:span></text:a></text:p>
      <text:list text:style-name="LFO1" text:continue-numbering="true">
        <text:list-item>
          <text:p text:style-name="P6">Toon al de projecten waar jij toegang tot hebt. (hiervoor heb je api-toegangssleutel nodig, deze staat is beschikbaar via https://projektwerk.ucll.be/my/account )</text:p>
        </text:list-item>
      </text:list>
      <text:p text:style-name="P7"/>
      <text:p text:style-name="P8"><text:span text:style-name="T9">curl<text:s/></text:span><text:a xlink:href="https://projektwerk.ucll.be/projects.json/?X-Redmine-API-Key=bf87b4b30735770d1d0b0438513e974be5cd5423" office:target-frame-name="_top" xlink:show="replace"><text:span text:style-name="T10">https://projektwerk.ucll.be/projects.json/?X-Redmine-API-Key=bf87b4b30735770d1d0b0438513e974be5cd5423</text:span></text:a></text:p>
      <text:p text:style-name="P11"/>
      <text:list text:style-name="LFO1" text:continue-numbering="true">
        <text:list-item>
          <text:p text:style-name="P12">Werken met issues. Een test in<text:s/><text:a xlink:href="https://projektwerk.ucll.be/projects/speeltuin" office:target-frame-name="_top" xlink:show="replace">https://projektwerk.ucll.be/projects/speeltuin</text:a></text:p>
        </text:list-item>
      </text:list>
      <text:list text:style-name="LFO2" text:continue-numbering="true">
        <text:list-item>
          <text:list>
            <text:list-item>
              <text:p text:style-name="P13">Maak een issue aan in het speeltuin projekt. Je kan het aan jezelf of een groepsgenoot toewijzen.</text:p>
            </text:list-item>
          </text:list>
        </text:list-item>
      </text:list>
      <text:p text:style-name="P14"/>
      <text:p text:style-name="P15"><text:span text:style-name="T16">curl -v -H "Content-Type: application/xml" -X POST --data-binary "@issue.xml" -H "X-Redmine-API-Key: [api key]"<text:s/></text:span><text:a xlink:href="https://projektwerk.ucll.be/projects/speeltuin/issues.xml" office:target-frame-name="_top" xlink:show="replace"><text:span text:style-name="T17">https://projektwerk.ucll.be/projects/speeltuin/issues.xml</text:span></text:a></text:p>
      <text:p text:style-name="P18"/>
      <text:p text:style-name="P19"/>
      <text:list text:style-name="LFO2" text:continue-numbering="true">
        <text:list-item>
          <text:list>
            <text:list-item>
              <text:p text:style-name="P20">Pas het issue, dat je net gemaakt hebt, aan.</text:p>
            </text:list-item>
          </text:list>
        </text:list-item>
      </text:list>
      <text:p text:style-name="P21"/>
      <text:p text:style-name="P22"><text:span text:style-name="T23">curl -v -H "Content-Type: application/xml" -X PUT --data-binary "@update_issue.xml" -H "X-Redmine-API-Key: [api key]"<text:s/></text:span><text:a xlink:href="https://projektwerk.ucll.be/issues/2800.xml" office:target-frame-name="_top" xlink:show="replace"><text:span text:style-name="T24">https://projektwerk.ucll.be/issues/2800.xml</text:span></text:a></text:p>
      <text:p text:style-name="P25"/>
      <text:p text:style-name="P26"/>
      <text:list text:style-name="LFO2" text:continue-numbering="true">
        <text:list-item>
          <text:list>
            <text:list-item>
              <text:p text:style-name="P27">Verwijder het issue, dat je net gemaakt hebt.</text:p>
            </text:list-item>
          </text:list>
        </text:list-item>
      </text:list>
      <text:p text:style-name="P28"/>
      <text:p text:style-name="P29"><text:span text:style-name="T30">curl -v -H "Content-Type: application/xml" -X DELETE -H "X-Redmine-API-Key: [api key]"<text:s/></text:span><text:a xlink:href="https://projektwerk.ucll.be/issues/2799.xml" office:target-frame-name="_top" xlink:show="replace"><text:span text:style-name="T31">https://projektwerk.ucll.be/issues/2799.xml</text:span></text:a></text:p>
      <text:p text:style-name="P32"/>
      <text:list text:style-name="LFO1" text:continue-numbering="true">
        <text:list-item>
          <text:p text:style-name="P33">Nu voor echt. Maak een issue aan in je groepsproject. Namelijk je taak van vorige week.</text:p>
        </text:list-item>
      </text:list>
      <text:p text:style-name="P34"/>
      <text:p text:style-name="ListParagraph"><text:span text:style-name="T35">curl -v -H "Content-Type: application/xml" -X POST --data-binary "@ver_issue.xml" -H "X- <text:s/>Redmine-API-Key: bf87b4b30735770d1d0b0438513e974be5cd5423"<text:s/></text:span><text:a xlink:href="https://projektwerk.ucll.be/projects/soa_herst22_brecht_and_co/issues.xml" office:target-frame-name="_top" xlink:show="replace"><text:span text:style-name="T36">https://projektwerk.ucll.be/projects/soa_herst22_brecht_and_co/issues.xml</text:span></text:a></text:p>
      <text:p text:style-name="P37"/>
      <text:p text:style-name="P38"/>
      <text:p text:style-name="P39">Swagger</text:p>
      <text:list text:style-name="LFO3" text:continue-numbering="true">
        <text:list-item>
          <text:p text:style-name="P40"><text:span text:style-name="T41">CORS beschikbaar en bruikbaar door swagger-ui van de api?</text:span></text:p>
        </text:list-item>
      </text:list>
      <text:p text:style-name="P42"><text:span text:style-name="T43">Ja,<text:s/></text:span><text:span text:style-name="T44">de waarde van de<text:s/></text:span><text:span text:style-name="T45">access-control-allow-origin</text:span><text:span text:style-name="T46"><text:s/></text:span><text:span text:style-name="T47">staat op<text:s/></text:span><text:span text:style-name="T48">*</text:span><text:span text:style-name="T49">, wat betekend dat requests van ender welke bron/ domein toegestaan zijn.</text:span></text:p>
      <text:list text:style-name="LFO3" text:continue-numbering="true">
        <text:list-item>
          <text:p text:style-name="P50"><text:span text:style-name="T51">Opvragen data</text:span></text:p>
        </text:list-item>
      </text:list>
      <text:p text:style-name="P52">curl -X 'GET' \'https://petstore.swagger.io/v2/user/Patryk' \ -H 'accept: application/json'</text:p>
      <text:p text:style-name="P53"/>
      <text:list text:style-name="LFO3" text:continue-numbering="true">
        <text:list-item>
          <text:p text:style-name="P54"><text:span text:style-name="T55">Aanmaken data (eventueel via api-sleutel)</text:span></text:p>
        </text:list-item>
      </text:list>
      <text:soft-page-break/>
      <text:p text:style-name="P56">curl -X 'POST' \</text:p>
      <text:p text:style-name="P57">'https://petstore.swagger.io/v2/user/createWithList' \</text:p>
      <text:p text:style-name="P58">-H 'accept: application/json' \</text:p>
      <text:p text:style-name="P59">-H 'Content-Type: application/json' \</text:p>
      <text:p text:style-name="P60">-d '[</text:p>
      <text:p text:style-name="P61">{</text:p>
      <text:p text:style-name="P62">"id": 79,</text:p>
      <text:p text:style-name="P63">"username": "Patryk",</text:p>
      <text:p text:style-name="P64">"firstName": "Patryk",</text:p>
      <text:p text:style-name="P65">"lastName": "Piekarz",</text:p>
      <text:p text:style-name="P66">"email": "patrykpiekarz@mail.com",</text:p>
      <text:p text:style-name="P67">"password": "pswd",</text:p>
      <text:p text:style-name="P68">"phone": "0123456789",</text:p>
      <text:p text:style-name="P69">"userStatus": 0</text:p>
      <text:p text:style-name="P70">}</text:p>
      <text:p text:style-name="P71"><text:span text:style-name="T72">]'</text:span></text:p>
      <text:list text:style-name="LFO3" text:continue-numbering="true">
        <text:list-item>
          <text:p text:style-name="P73"><text:span text:style-name="T74">Aanpassen data (eventueel via api-sleutel)</text:span></text:p>
        </text:list-item>
      </text:list>
      <text:p text:style-name="P75">curl -X 'PUT' \</text:p>
      <text:p text:style-name="P76"><text:s text:c="2"/>'https://petstore.swagger.io/v2/user/test' \</text:p>
      <text:p text:style-name="P77"><text:s text:c="2"/>-H 'accept: application/json' \</text:p>
      <text:p text:style-name="P78"><text:s text:c="2"/>-H 'Content-Type: application/json' \</text:p>
      <text:p text:style-name="P79"><text:s text:c="2"/>-d '{</text:p>
      <text:p text:style-name="P80"><text:s text:c="2"/>"id": 0,</text:p>
      <text:p text:style-name="P81"><text:s text:c="2"/>"username": " Patryk ",</text:p>
      <text:p text:style-name="P82"><text:s text:c="2"/>"firstName": " Patryk ",</text:p>
      <text:p text:style-name="P83"><text:s text:c="2"/>"lastName": " Piekarz ",</text:p>
      <text:p text:style-name="P84"><text:s text:c="2"/>"email": " patrykpiekarz@mail.com ",</text:p>
      <text:p text:style-name="P85"><text:s text:c="2"/>"password": " pswd ",</text:p>
      <text:p text:style-name="P86"><text:s text:c="2"/>"phone": "0123456789",</text:p>
      <text:p text:style-name="P87"><text:s text:c="2"/>"userStatus": 0</text:p>
      <text:p text:style-name="P88">}'</text:p>
      <text:list text:style-name="LFO3" text:continue-numbering="true">
        <text:list-item>
          <text:p text:style-name="P89"><text:span text:style-name="T90">Verwijderen data (eventueel via api-sleutel)</text:span></text:p>
        </text:list-item>
      </text:list>
      <text:p text:style-name="P91">curl -X 'DELETE' \</text:p>
      <text:p text:style-name="P92"><text:s text:c="2"/>'https://petstore.swagger.io/v2/user/Patryk\</text:p>
      <text:p text:style-name="P93"><text:span text:style-name="T94"><text:s text:c="2"/>-H 'accept: application/json'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BE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yk Piekarz</meta:initial-creator>
    <dc:creator>Patryk Piekarz</dc:creator>
    <meta:creation-date>2022-10-12T06:58:00Z</meta:creation-date>
    <dc:date>2022-10-17T18:39:00Z</dc:date>
    <meta:template xlink:href="Normal.dotm" xlink:type="simple"/>
    <meta:editing-cycles>19</meta:editing-cycles>
    <meta:editing-duration>PT52860S</meta:editing-duration>
    <meta:document-statistic meta:page-count="2" meta:paragraph-count="6" meta:word-count="490" meta:character-count="3279" meta:row-count="23" meta:non-whitespace-character-count="2795"/>
  </office:meta>
</office:document-meta>
</file>